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0.037cm" fo:min-width="18.169cm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8.513cm" fo:min-width="8.39cm"/>
    </style:style>
    <style:style style:name="gr3" style:family="graphic" style:parent-style-name="standard">
      <style:graphic-properties draw:textarea-horizontal-align="justify" draw:textarea-vertical-align="middle" draw:auto-grow-height="false" fo:min-height="2.502cm" fo:min-width="7.078cm"/>
    </style:style>
    <style:style style:name="gr4" style:family="graphic" style:parent-style-name="standard">
      <style:graphic-properties draw:fill="solid" draw:fill-color="#ccff99" draw:textarea-horizontal-align="justify" draw:textarea-vertical-align="middle" draw:auto-grow-height="false" fo:min-height="2.042cm" fo:min-width="7.76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751cm" fo:min-width="0.008cm"/>
    </style:style>
    <style:style style:name="gr9" style:family="graphic" style:parent-style-name="standard">
      <style:graphic-properties draw:textarea-horizontal-align="justify" draw:textarea-vertical-align="middle" draw:auto-grow-height="false" fo:min-height="0.752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7.116cm" fo:min-width="16.391cm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 fo:min-height="5.894cm" fo:min-width="7.544cm"/>
    </style:style>
    <style:style style:name="gr13" style:family="graphic" style:parent-style-name="standard">
      <style:graphic-properties draw:fill="solid" draw:fill-color="#ccff99" draw:textarea-horizontal-align="justify" draw:textarea-vertical-align="middle" draw:auto-grow-height="false" fo:min-height="1.142cm" fo:min-width="6.475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153cm" fo:min-width="7.0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59cm"/>
    </style:style>
    <style:style style:name="gr16" style:family="graphic" style:parent-style-name="standard">
      <style:graphic-properties draw:fill="solid" draw:fill-color="#ccff99" draw:textarea-horizontal-align="justify" draw:textarea-vertical-align="middle" draw:auto-grow-height="false" fo:min-height="1.142cm" fo:min-width="6.474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153cm" fo:min-width="7.04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6cm"/>
    </style:style>
    <style:style style:name="gr19" style:family="graphic" style:parent-style-name="standard">
      <style:graphic-properties draw:textarea-horizontal-align="justify" draw:textarea-vertical-align="middle" draw:auto-grow-height="false" fo:min-height="0.49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8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language="pt" fo:country="BR"/>
    </style:style>
    <style:style style:name="T1" style:family="text">
      <style:text-properties fo:language="pt" fo:country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8.669cm" svg:height="10.287cm" svg:x="1.254cm" svg:y="2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8.763cm" svg:x="1.508cm" svg:y="3.92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874cm" svg:height="3.048cm" svg:x="2.043cm" svg:y="9.393cm">
          <text:p text:style-name="P1"><text:span text:style-name="T1">Gerente de aloc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509cm" svg:height="2.54cm" svg:x="1.689cm" svg:y="5.445cm">
          <text:p text:style-name="P1">Heurísticas de alocaçã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5.434cm" svg:height="0.962cm" svg:x="1.662cm" svg:y="4.088cm">
          <draw:text-box>
            <text:p>Alocação de VMs</text:p>
          </draw:text-box>
        </draw:frame>
        <draw:custom-shape draw:style-name="gr2" draw:text-style-name="P2" draw:layer="layout" svg:width="8.89cm" svg:height="8.763cm" svg:x="10.779cm" svg:y="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874cm" svg:height="3.048cm" svg:x="11.314cm" svg:y="9.393cm">
          <text:p text:style-name="P1"><text:span text:style-name="T1">Gerente de consolid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509cm" svg:height="2.54cm" svg:x="10.96cm" svg:y="5.445cm">
          <text:p text:style-name="P1">Heurísticas de consolidaçã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6.662cm" svg:height="0.962cm" svg:x="10.933cm" svg:y="4.088cm">
          <draw:text-box>
            <text:p>Consolidação de VMs</text:p>
          </draw:text-box>
        </draw:frame>
        <draw:custom-shape draw:style-name="gr7" draw:text-style-name="P1" draw:layer="layout" svg:width="0.115cm" svg:height="0.001cm" svg:x="8.033cm" svg:y="15.8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016cm" svg:height="1.143cm" svg:x="5.472cm" svg:y="8.11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016cm" svg:height="1.144cm" svg:x="14.673cm" svg:y="8.11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8.609cm" svg:height="1.16cm" svg:x="1.662cm" svg:y="2.888cm">
          <draw:text-box>
            <text:p>Framework de Consolidação</text:p>
          </draw:text-box>
        </draw:frame>
        <draw:custom-shape draw:style-name="gr11" draw:text-style-name="P1" draw:layer="layout" svg:width="16.891cm" svg:height="7.366cm" svg:x="1.254cm" svg:y="15.8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8.044cm" svg:height="6.144cm" svg:x="1.483cm" svg:y="16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7.125cm" svg:height="1.542cm" svg:x="1.968cm" svg:y="21.207cm">
          <text:p text:style-name="P1"><text:span text:style-name="T1">Allocation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7.699cm" svg:height="1.553cm" svg:x="1.647cm" svg:y="18.258cm">
          <text:p text:style-name="P1">Allocation heurist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layer="layout" svg:width="5.559cm" svg:height="0.962cm" svg:x="1.623cm" svg:y="17.041cm">
          <draw:text-box>
            <text:p>VMs allocation</text:p>
          </draw:text-box>
        </draw:frame>
        <draw:custom-shape draw:style-name="gr12" draw:text-style-name="P2" draw:layer="layout" svg:width="8.044cm" svg:height="6.144cm" svg:x="9.872cm" svg:y="16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7.124cm" svg:height="1.542cm" svg:x="10.356cm" svg:y="21.207cm">
          <text:p text:style-name="P1"><text:span text:style-name="T1">Consolidation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698cm" svg:height="1.553cm" svg:x="10.036cm" svg:y="18.258cm">
          <text:p text:style-name="P1">Consolidation heurist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layer="layout" svg:width="6.816cm" svg:height="0.962cm" svg:x="10.011cm" svg:y="17.041cm">
          <draw:text-box>
            <text:p>VMs consolidation</text:p>
          </draw:text-box>
        </draw:frame>
        <draw:custom-shape draw:style-name="gr19" draw:text-style-name="P1" draw:layer="layout" svg:width="0.918cm" svg:height="0.845cm" svg:x="5.071cm" svg:y="20.0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layer="layout" svg:width="12.569cm" svg:height="1.078cm" svg:x="1.623cm" svg:y="15.88cm">
          <draw:text-box>
            <text:p>Consolidation framework</text:p>
          </draw:text-box>
        </draw:frame>
        <draw:custom-shape draw:style-name="gr19" draw:text-style-name="P1" draw:layer="layout" svg:width="0.918cm" svg:height="0.845cm" svg:x="13.272cm" svg:y="20.0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09:04:23.565000000</meta:creation-date>
    <dc:date>2015-09-28T00:51:26.914000000</dc:date>
    <meta:editing-duration>PT21M41S</meta:editing-duration>
    <meta:editing-cycles>6</meta:editing-cycles>
    <meta:generator>LibreOffice/4.3.2.2$Windows_x86 LibreOffice_project/edfb5295ba211bd31ad47d0bad0118690f76407d</meta:generator>
    <meta:document-statistic meta:object-count="25"/>
  </office:meta>
</office:document-meta>
</file>